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-17-14</text:p>
      <text:p text:style-name="Standard"/>
      <text:p text:style-name="Standard">Graphed Convergence rates! <text:s/>Graphs don't achieve correct Q-values. <text:s/>Turn out is was because I had been resetting s before storing the q-values resulting in the q-values being recorded as being in the wrong states.</text:p>
      <text:p text:style-name="Standard"/>
      <text:p text:style-name="Standard">6-18-14</text:p>
      <text:p text:style-name="Standard">Successfully finished my ipython notebook for random_walk. <text:s/>Started writing wm_iter1. <text:s/>Paul thinks I should define states as containing a stimulus and a memory content. <text:s/>That will make it more readable and easier to debug. <text:s/>Also I should define transitions more dynamically to make things easier when I add in more states. <text:s/>I decided to make states into a list of frozen (hashable) dictionaries with keys 'stimulus' and 'wm' to increase readability. Wm is a list, currently with length 1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09:56:18</meta:creation-date>
    <dc:date>2014-06-18T17:33:16</dc:date>
    <meta:editing-duration>PT3H39M22S</meta:editing-duration>
    <meta:editing-cycles>1</meta:editing-cycles>
    <meta:document-statistic meta:table-count="0" meta:image-count="0" meta:object-count="0" meta:page-count="1" meta:paragraph-count="4" meta:word-count="115" meta:character-count="715" meta:non-whitespace-character-count="597"/>
    <meta:generator>LibreOffice/3.5$Linux_x86 LibreOffice_project/350m1$Build-2</meta:generator>
  </office:meta>
</office:document-meta>
</file>